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ABRIEL JORGE CHAGAS</text:p>
          </table:table-cell>
          <table:table-cell office:value-type="string" table:style-name="ce5">
            <text:p>MELHORADO</text:p>
          </table:table-cell>
          <table:table-cell office:value-type="float" office:value="53984363494" table:style-name="ce5">
            <text:p>53984363494</text:p>
          </table:table-cell>
          <table:table-cell office:value-type="date" office:date-value="2025-07-07T00:00:00" table:style-name="ce6">
            <text:p>07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 CIDADE DE RIO GRANDE <text:s/>Nº98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YUL BRYNNER FRANK DUARTE</text:p>
          </table:table-cell>
          <table:table-cell office:value-type="string" table:style-name="ce5">
            <text:p>MELHORADO</text:p>
          </table:table-cell>
          <table:table-cell office:value-type="float" office:value="53991023449" table:style-name="ce5">
            <text:p>53991023449</text:p>
          </table:table-cell>
          <table:table-cell office:value-type="date" office:date-value="2025-07-07T00:00:00" table:style-name="ce6">
            <text:p>07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QUATORZE <text:s/>Nº74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FABIO EZEQUIEL OLIVEIRA DE AVILA</text:p>
          </table:table-cell>
          <table:table-cell office:value-type="string" table:style-name="ce5">
            <text:p>MELHORADO</text:p>
          </table:table-cell>
          <table:table-cell office:value-type="float" office:value="53991533178" table:style-name="ce5">
            <text:p>53991533178</text:p>
          </table:table-cell>
          <table:table-cell office:value-type="date" office:date-value="2025-07-08T00:00:00" table:style-name="ce6">
            <text:p>08/07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AV GERALDO JOSE MACIEL <text:s/>Nº127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INICIUS BARBOSA RAFFI</text:p>
          </table:table-cell>
          <table:table-cell office:value-type="string" table:style-name="ce5">
            <text:p>MELHORADO</text:p>
          </table:table-cell>
          <table:table-cell office:value-type="float" office:value="53984253736" table:style-name="ce5">
            <text:p>53984253736</text:p>
          </table:table-cell>
          <table:table-cell office:value-type="date" office:date-value="2025-07-08T00:00:00" table:style-name="ce6">
            <text:p>08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PANAMBI <text:s/>Nº40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EFFERSON MARQUES DE CARVALHO</text:p>
          </table:table-cell>
          <table:table-cell office:value-type="string" table:style-name="ce5">
            <text:p>MELHORADO</text:p>
          </table:table-cell>
          <table:table-cell office:value-type="float" office:value="53999009887" table:style-name="ce5">
            <text:p>53999009887</text:p>
          </table:table-cell>
          <table:table-cell office:value-type="date" office:date-value="2025-07-08T00:00:00" table:style-name="ce6">
            <text:p>08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ESPIMOZO <text:s/>Nº325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FAEL DA SILVA MACHADO</text:p>
          </table:table-cell>
          <table:table-cell office:value-type="string" table:style-name="ce5">
            <text:p>MELHORADO</text:p>
          </table:table-cell>
          <table:table-cell office:value-type="float" office:value="53999112047" table:style-name="ce5">
            <text:p>53999112047</text:p>
          </table:table-cell>
          <table:table-cell office:value-type="date" office:date-value="2025-07-08T00:00:00" table:style-name="ce6">
            <text:p>08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CARLOS ZANOTTA <text:s/>Nº57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ONICA ANTUNES BITENCOURT</text:p>
          </table:table-cell>
          <table:table-cell office:value-type="string" table:style-name="ce5">
            <text:p>MELHORADO</text:p>
          </table:table-cell>
          <table:table-cell office:value-type="float" office:value="53991539797" table:style-name="ce5">
            <text:p>53991539797</text:p>
          </table:table-cell>
          <table:table-cell office:value-type="date" office:date-value="2025-07-09T00:00:00" table:style-name="ce6">
            <text:p>09/07/25</text:p>
          </table:table-cell>
          <table:table-cell office:value-type="string" table:style-name="ce5">
            <text:p>F232</text:p>
          </table:table-cell>
          <table:table-cell office:value-type="string" table:style-name="ce4">
            <text:p>RUA DOR AMARANTE <text:s text:c="2"/>Nº996</text:p>
          </table:table-cell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ZEQUIEL MORALES DIAS</text:p>
          </table:table-cell>
          <table:table-cell office:value-type="string" table:style-name="ce5">
            <text:p>MELHORADO</text:p>
          </table:table-cell>
          <table:table-cell office:value-type="float" office:value="53991479111" table:style-name="ce5">
            <text:p>53991479111</text:p>
          </table:table-cell>
          <table:table-cell office:value-type="date" office:date-value="2025-07-09T00:00:00" table:style-name="ce6">
            <text:p>09/07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AVENIDA ITALIA <text:s text:c="2"/>Nº399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AS DE BRITO DA SILVA</text:p>
          </table:table-cell>
          <table:table-cell office:value-type="string" table:style-name="ce5">
            <text:p>MELHORADO</text:p>
          </table:table-cell>
          <table:table-cell office:value-type="float" office:value="53991096383" table:style-name="ce5">
            <text:p>53991096383</text:p>
          </table:table-cell>
          <table:table-cell office:value-type="date" office:date-value="2025-07-11T00:00:00" table:style-name="ce6">
            <text:p>11/07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ENIDA HEBERT HADLER <text:s/>Nº1430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NY CARLO JORGE MACHADO</text:p>
          </table:table-cell>
          <table:table-cell office:value-type="string" table:style-name="ce5">
            <text:p>MELHORADO</text:p>
          </table:table-cell>
          <table:table-cell office:value-type="float" office:value="53981128525" table:style-name="ce5">
            <text:p>53981128525</text:p>
          </table:table-cell>
          <table:table-cell office:value-type="date" office:date-value="2025-07-12T00:00:00" table:style-name="ce6">
            <text:p>12/07/25</text:p>
          </table:table-cell>
          <table:table-cell office:value-type="string" table:style-name="ce5">
            <text:p>F322</text:p>
          </table:table-cell>
          <table:table-cell office:value-type="string" table:style-name="ce4">
            <text:p>ABRELINO FERREIRA CARDOSO <text:s/>Nº50 BL7 AP20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SUELEN DA SILVA PORTO</text:p>
          </table:table-cell>
          <table:table-cell office:value-type="string" table:style-name="ce5">
            <text:p>MELHORADO</text:p>
          </table:table-cell>
          <table:table-cell office:value-type="float" office:value="53984525186" table:style-name="ce5">
            <text:p>53984525186</text:p>
          </table:table-cell>
          <table:table-cell office:value-type="date" office:date-value="2025-07-11T00:00:00" table:style-name="ce6">
            <text:p>11/07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OLAVO PEREIRA COUTO Nº206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number-rows-repeated="4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Usuário do Windows</meta:initial-creator>
    <dc:creator>Recepção Coordenação</dc:creator>
    <meta:creation-date>2016-07-13T11:42:24Z</meta:creation-date>
    <dc:date>2025-07-14T18:50:39Z</dc:date>
    <meta:print-date>2024-06-07T20:11:09Z</meta:print-date>
    <meta:editing-cycles>4109</meta:editing-cycles>
    <meta:editing-duration>PT4597053S</meta:editing-duration>
  </office:meta>
</office:document-meta>
</file>